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-12736" calcext:value-type="float">
            <text:p>-12736</text:p>
          </table:table-cell>
          <table:table-cell/>
          <table:table-cell table:formula="of:=[.E89]-[.E88]" office:value-type="float" office:value="-10055" calcext:value-type="float">
            <text:p>-10055</text:p>
          </table:table-cell>
          <table:table-cell/>
          <table:table-cell table:formula="of:=[.H88]+[.G89]" office:value-type="float" office:value="22521" calcext:value-type="float">
            <text:p>22521</text:p>
          </table:table-cell>
          <table:table-cell/>
          <table:table-cell table:formula="of:=[.I89]-[.I88]"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22521" calcext:value-type="float">
            <text:p>22521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22521" calcext:value-type="float">
            <text:p>22521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22521" calcext:value-type="float">
            <text:p>22521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22521" calcext:value-type="float">
            <text:p>22521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22521" calcext:value-type="float">
            <text:p>22521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22521" calcext:value-type="float">
            <text:p>22521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2521" calcext:value-type="float">
            <text:p>22521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2521" calcext:value-type="float">
            <text:p>22521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2521" calcext:value-type="float">
            <text:p>22521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2521" calcext:value-type="float">
            <text:p>22521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2521" calcext:value-type="float">
            <text:p>22521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2521" calcext:value-type="float">
            <text:p>22521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2521" calcext:value-type="float">
            <text:p>22521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2521" calcext:value-type="float">
            <text:p>22521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2521" calcext:value-type="float">
            <text:p>22521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2521" calcext:value-type="float">
            <text:p>22521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2521" calcext:value-type="float">
            <text:p>22521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2521" calcext:value-type="float">
            <text:p>22521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2521" calcext:value-type="float">
            <text:p>22521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2521" calcext:value-type="float">
            <text:p>22521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02:18:16.218946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24T02:40:46.604941725</dc:date>
    <meta:editing-cycles>95</meta:editing-cycles>
    <meta:editing-duration>P18DT11H24M13S</meta:editing-duration>
    <meta:generator>LibreOffice/6.0.3.2$Linux_X86_64 LibreOffice_project/00m0$Build-2</meta:generator>
    <meta:document-statistic meta:table-count="1" meta:cell-count="9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